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70000037B53538FEC.png"/>
  <manifest:file-entry manifest:media-type="image/png" manifest:full-path="Pictures/10000201000002510000019BA551263E.png"/>
  <manifest:file-entry manifest:media-type="image/png" manifest:full-path="Pictures/100002010000023600000376E35E08DD.png"/>
  <manifest:file-entry manifest:media-type="image/png" manifest:full-path="Pictures/100002010000022F0000031BD1A225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5.9071in" svg:height="9.2819in" draw:z-index="0"><draw:image xlink:href="Pictures/10000201000002370000037B53538FEC.png" xlink:type="simple" xlink:show="embed" xlink:actuate="onLoad"/></draw:frame></text:p>
      <text:p text:style-name="P1"><draw:frame draw:style-name="fr1" draw:name="graphics2" text:anchor-type="paragraph" svg:width="5.8236in" svg:height="8.2819in" draw:z-index="1"><draw:image xlink:href="Pictures/100002010000022F0000031BD1A2257C.png" xlink:type="simple" xlink:show="embed" xlink:actuate="onLoad"/></draw:frame></text:p>
      <text:p text:style-name="Standard"/>
      <text:p text:style-name="Standard"/>
      <text:p text:style-name="Standard"/>
      <text:p text:style-name="P1"><draw:frame draw:style-name="fr1" draw:name="graphics3" text:anchor-type="paragraph" svg:width="5.8965in" svg:height="9.2307in" draw:z-index="2"><draw:image xlink:href="Pictures/100002010000023600000376E35E08DD.png" xlink:type="simple" xlink:show="embed" xlink:actuate="onLoad"/></draw:frame></text:p>
      <text:p text:style-name="Standard"><draw:frame draw:style-name="fr2" draw:name="graphics4" text:anchor-type="paragraph" svg:width="6.178in" svg:height="4.2811in" draw:z-index="3"><draw:image xlink:href="Pictures/10000201000002510000019BA551263E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 H.</meta:initial-creator>
    <meta:creation-date>2026-03-15T23:48:54.62</meta:creation-date>
    <dc:date>2026-03-16T01:50:52.99</dc:date>
    <dc:creator>Gabriel H.</dc:creator>
    <meta:editing-duration>PT2M3S</meta:editing-duration>
    <meta:editing-cycles>2</meta:editing-cycles>
    <meta:generator>OpenOffice/4.1.16$Win32 OpenOffice.org_project/4116m3$Build-9816</meta:generator>
    <meta:document-statistic meta:table-count="0" meta:image-count="4" meta:object-count="0" meta:page-count="4" meta:paragraph-count="0" meta:word-count="0" meta:character-count="0"/>
  </office:meta>
</office:document-meta>
</file>